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c5d" officeooo:paragraph-rsid="000ebc5d"/>
    </style:style>
    <style:style style:name="P2" style:family="paragraph" style:parent-style-name="Standard">
      <style:text-properties officeooo:rsid="000ebc5d" officeooo:paragraph-rsid="000f5b58"/>
    </style:style>
    <style:style style:name="P3" style:family="paragraph" style:parent-style-name="Standard">
      <style:text-properties officeooo:rsid="00129f17" officeooo:paragraph-rsid="00129f17"/>
    </style:style>
    <style:style style:name="P4" style:family="paragraph" style:parent-style-name="Standard">
      <style:text-properties officeooo:rsid="000f5b58" officeooo:paragraph-rsid="000f5b58"/>
    </style:style>
    <style:style style:name="P5" style:family="paragraph" style:parent-style-name="Standard">
      <style:text-properties officeooo:rsid="00129f17" officeooo:paragraph-rsid="00129f17"/>
    </style:style>
    <style:style style:name="P6" style:family="paragraph" style:parent-style-name="Standard">
      <style:text-properties officeooo:rsid="00162f47" officeooo:paragraph-rsid="00162f47"/>
    </style:style>
    <style:style style:name="T1" style:family="text">
      <style:text-properties officeooo:rsid="001155e7"/>
    </style:style>
    <style:style style:name="T2" style:family="text">
      <style:text-properties officeooo:rsid="0011fa77"/>
    </style:style>
    <style:style style:name="T3" style:family="text">
      <style:text-properties officeooo:rsid="00129f17"/>
    </style:style>
    <style:style style:name="T4" style:family="text">
      <style:text-properties officeooo:rsid="0013f5f1"/>
    </style:style>
    <style:style style:name="T5" style:family="text">
      <style:text-properties officeooo:rsid="00159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#1</text:p>
      <text:p text:style-name="P1"/>
      <text:p text:style-name="P4">Meeting minutes</text:p>
      <text:p text:style-name="P2">Establish github repository – <text:span text:style-name="T3">Brent</text:span></text:p>
      <text:p text:style-name="P2"><text:tab/><text:span text:style-name="T3">Include - project specifications (by BTA)</text:span></text:p>
      <text:p text:style-name="P2"><text:tab/><text:span text:style-name="T2">meeting minutes, work log</text:span></text:p>
      <text:p text:style-name="P2"><text:tab/><text:span text:style-name="T1">deliverables</text:span></text:p>
      <text:p text:style-name="P1">Work log: student initials, date, time worked</text:p>
      <text:p text:style-name="P1"><text:tab/><text:span text:style-name="T4">to be in axosoft eventually?</text:span></text:p>
      <text:p text:style-name="P3">Narrative</text:p>
      <text:p text:style-name="P6">Gather images – document sources in a text file</text:p>
      <text:p text:style-name="P3"><text:span text:style-name="T5">Establish d</text:span>ivision of labor</text:p>
      <text:p text:style-name="P1"/>
      <text:p text:style-name="P3">Establish next meeting time/dat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09:20:28.059885231</meta:creation-date>
    <dc:date>2016-02-06T11:42:06.452708001</dc:date>
    <meta:editing-duration>PT5M28S</meta:editing-duration>
    <meta:editing-cycles>7</meta:editing-cycles>
    <meta:generator>LibreOffice/5.0.2.2$Linux_X86_64 LibreOffice_project/00m0$Build-2</meta:generator>
    <meta:document-statistic meta:table-count="0" meta:image-count="0" meta:object-count="0" meta:page-count="1" meta:paragraph-count="12" meta:word-count="48" meta:character-count="327" meta:non-whitespace-character-count="285"/>
  </office:meta>
</office:document-meta>
</file>